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92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93" style:family="table-cell" style:parent-style-name="Default" style:data-style-name="N127">
      <style:table-cell-properties fo:background-color="#b4c7dc"/>
    </style:style>
    <style:style style:name="ce94" style:family="table-cell" style:parent-style-name="Default" style:data-style-name="N127">
      <style:table-cell-properties fo:background-color="#dee6ef"/>
    </style:style>
    <style:style style:name="ce95" style:family="table-cell" style:parent-style-name="Default" style:data-style-name="N127"/>
    <style:style style:name="ce96" style:family="table-cell" style:parent-style-name="Default" style:data-style-name="N127">
      <style:table-cell-properties fo:background-color="transparent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>
      <style:table-cell-properties fo:background-color="#b4c7dc"/>
    </style:style>
    <style:style style:name="ce99" style:family="table-cell" style:parent-style-name="Default">
      <style:table-cell-properties fo:background-color="#dee6ef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 style:data-style-name="N61">
      <style:table-cell-properties fo:background-color="#b4c7dc"/>
    </style:style>
    <style:style style:name="ce102" style:family="table-cell" style:parent-style-name="Default" style:data-style-name="N61">
      <style:table-cell-properties fo:background-color="transparent"/>
    </style:style>
    <style:style style:name="ce10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04" style:family="table-cell" style:parent-style-name="Default" style:data-style-name="N124">
      <style:table-cell-properties fo:background-color="#b4c7dc"/>
    </style:style>
    <style:style style:name="ce105" style:family="table-cell" style:parent-style-name="Default" style:data-style-name="N124">
      <style:table-cell-properties fo:background-color="#dee6ef"/>
    </style:style>
    <style:style style:name="ce106" style:family="table-cell" style:parent-style-name="Default" style:data-style-name="N124">
      <style:table-cell-properties fo:background-color="transparent"/>
    </style:style>
    <style:style style:name="ce107" style:family="table-cell" style:parent-style-name="Default" style:data-style-name="N135">
      <style:table-cell-properties fo:background-color="#b4c7dc"/>
    </style:style>
    <style:style style:name="ce108" style:family="table-cell" style:parent-style-name="Default" style:data-style-name="N61">
      <style:table-cell-properties fo:background-color="#dee6ef"/>
    </style:style>
    <style:style style:name="ce109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0" style:family="table-cell" style:parent-style-name="Default" style:data-style-name="N1">
      <style:table-cell-properties fo:background-color="#b4c7dc"/>
    </style:style>
    <style:style style:name="ce111" style:family="table-cell" style:parent-style-name="Default" style:data-style-name="N1">
      <style:table-cell-properties fo:background-color="#dee6ef"/>
    </style:style>
    <style:style style:name="ce112" style:family="table-cell" style:parent-style-name="Default" style:data-style-name="N1"/>
    <style:style style:name="ce113" style:family="table-cell" style:parent-style-name="Default" style:data-style-name="N1">
      <style:table-cell-properties fo:background-color="transparent"/>
    </style:style>
    <style:style style:name="ce114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15" style:family="table-cell" style:parent-style-name="Default" style:data-style-name="N3">
      <style:table-cell-properties fo:background-color="#b4c7dc"/>
    </style:style>
    <style:style style:name="ce116" style:family="table-cell" style:parent-style-name="Default" style:data-style-name="N3">
      <style:table-cell-properties fo:background-color="#dee6ef"/>
    </style:style>
    <style:style style:name="ce117" style:family="table-cell" style:parent-style-name="Default" style:data-style-name="N3">
      <style:table-cell-properties fo:background-color="transparent"/>
    </style:style>
    <style:style style:name="ce118" style:family="table-cell" style:parent-style-name="Default" style:data-style-name="N61"/>
    <style:style style:name="ce119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0" style:family="table-cell" style:parent-style-name="Default" style:data-style-name="N125">
      <style:table-cell-properties fo:background-color="#b4c7dc"/>
    </style:style>
    <style:style style:name="ce121" style:family="table-cell" style:parent-style-name="Default" style:data-style-name="N125">
      <style:table-cell-properties fo:background-color="#dee6ef"/>
    </style:style>
    <style:style style:name="ce122" style:family="table-cell" style:parent-style-name="Default" style:data-style-name="N125">
      <style:table-cell-properties fo:background-color="transparent"/>
    </style:style>
    <style:style style:name="ce12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4" style:family="table-cell" style:parent-style-name="Default">
      <style:table-cell-properties fo:background-color="#069a2e"/>
    </style:style>
    <style:style style:name="ce125" style:family="table-cell" style:parent-style-name="Default">
      <style:table-cell-properties fo:background-color="#f10d0c"/>
    </style:style>
    <style:style style:name="ce126" style:family="table-cell" style:parent-style-name="Default">
      <style:table-cell-properties fo:background-color="#00a933"/>
    </style:style>
    <style:style style:name="ce127" style:family="table-cell" style:parent-style-name="Default">
      <style:table-cell-properties fo:background-color="#ff0000"/>
    </style:style>
    <style:style style:name="ce128" style:family="table-cell" style:parent-style-name="Default">
      <style:table-cell-properties fo:background-color="#ff8000"/>
    </style:style>
    <style:style style:name="ce129" style:family="table-cell" style:parent-style-name="Default">
      <style:table-cell-properties fo:background-color="transparent" fo:border="none"/>
    </style:style>
    <style:style style:name="ce130" style:family="table-cell" style:parent-style-name="Default" style:data-style-name="N61">
      <style:table-cell-properties fo:background-color="transparent" fo:border="none"/>
    </style:style>
    <style:style style:name="ce131" style:family="table-cell" style:parent-style-name="Default" style:data-style-name="N124"/>
    <style:style style:name="ce132" style:family="table-cell" style:parent-style-name="Default" style:data-style-name="N124">
      <style:table-cell-properties fo:background-color="transparent" fo:border="none"/>
    </style:style>
    <style:style style:name="ce133" style:family="table-cell" style:parent-style-name="Default" style:data-style-name="N3"/>
    <style:style style:name="ce134" style:family="table-cell" style:parent-style-name="Default" style:data-style-name="N3">
      <style:table-cell-properties fo:background-color="transparent" fo:border="none"/>
    </style:style>
    <style:style style:name="ce135" style:family="table-cell" style:parent-style-name="Default">
      <style:table-cell-properties fo:background-color="#729fcf"/>
    </style:style>
    <style:style style:name="ce136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37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39" style:family="table-cell" style:parent-style-name="Default">
      <style:table-cell-properties fo:background-color="#dee6ef" fo:border="none"/>
    </style:style>
    <style:style style:name="ce140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1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2" style:family="table-cell" style:parent-style-name="Default" style:data-style-name="N61">
      <style:table-cell-properties fo:background-color="#dee6ef" fo:border="none"/>
    </style:style>
    <style:style style:name="ce143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44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45" style:family="table-cell" style:parent-style-name="Default" style:data-style-name="N135">
      <style:table-cell-properties fo:background-color="#dee6ef" fo:border="none"/>
    </style:style>
    <style:style style:name="ce146" style:family="table-cell" style:parent-style-name="Default" style:data-style-name="N135">
      <style:table-cell-properties fo:background-color="#dee6ef"/>
    </style:style>
    <style:style style:name="ce147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3">
      <style:table-cell-properties fo:background-color="#dee6ef" fo:border="none"/>
    </style:style>
    <style:style style:name="ce150" style:family="table-cell" style:parent-style-name="Default" style:data-style-name="N130"/>
    <style:style style:name="ce151" style:family="table-cell" style:parent-style-name="Default" style:data-style-name="N130">
      <style:table-cell-properties fo:background-color="#b4c7dc"/>
    </style:style>
    <style:style style:name="ce152" style:family="table-cell" style:parent-style-name="Default" style:data-style-name="N130">
      <style:table-cell-properties fo:background-color="#dee6ef"/>
    </style:style>
    <style:style style:name="ce153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154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155" style:family="table-cell" style:parent-style-name="Default" style:data-style-name="N130">
      <style:table-cell-properties fo:background-color="#dee6ef" fo:border="none"/>
    </style:style>
    <style:style style:name="ce156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58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159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16" style:family="table-cell" style:parent-style-name="Default">
      <style:table-cell-properties fo:background-color="#00a933" fo:border="none"/>
    </style:style>
    <style:style style:name="ce21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18" style:family="table-cell" style:parent-style-name="Default">
      <style:table-cell-properties fo:background-color="#ff0000" fo:border="none"/>
    </style:style>
    <style:style style:name="ce219" style:family="table-cell" style:parent-style-name="Default">
      <style:table-cell-properties fo:background-color="#ff4000"/>
    </style:style>
    <style:style style:name="ce220" style:family="table-cell" style:parent-style-name="Default">
      <style:table-cell-properties fo:background-color="#00a933" fo:border="none"/>
      <style:text-properties fo:color="#000000"/>
    </style:style>
    <style:style style:name="ce22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22" style:family="table-cell" style:parent-style-name="Default" style:data-style-name="N135"/>
    <style:style style:name="ce22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24" style:family="table-cell" style:parent-style-name="Default">
      <style:table-cell-properties fo:border-bottom="none" fo:border-left="none" fo:border-right="none" fo:border-top="0.06pt solid #000000"/>
    </style:style>
    <style:style style:name="ce225" style:family="table-cell" style:parent-style-name="Default">
      <style:table-cell-properties fo:border="none"/>
    </style:style>
    <style:style style:name="ce227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28" style:family="table-cell" style:parent-style-name="Default" style:data-style-name="N61">
      <style:table-cell-properties fo:border="none"/>
    </style:style>
    <style:style style:name="ce229" style:family="table-cell" style:parent-style-name="Default" style:data-style-name="N125"/>
    <style:style style:name="ce230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32" style:family="table-cell" style:parent-style-name="Default">
      <style:table-cell-properties fo:background-color="#ffbf00" fo:border="none"/>
    </style:style>
    <style:style style:name="ce233" style:family="table-cell" style:parent-style-name="Default">
      <style:text-properties fo:color="#ff0000"/>
    </style:style>
    <style:style style:name="ce234" style:family="table-cell" style:parent-style-name="Default">
      <style:text-properties fo:color="#00a933"/>
    </style:style>
    <style:style style:name="ce235" style:family="table-cell" style:parent-style-name="Default">
      <style:table-cell-properties fo:background-color="transparent"/>
      <style:text-properties fo:color="#ff4000"/>
    </style:style>
    <style:style style:name="ce23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8" style:family="table-cell" style:parent-style-name="Default" style:data-style-name="N2"/>
    <style:style style:name="ce243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45" style:family="table-cell" style:parent-style-name="Default">
      <style:table-cell-properties fo:background-color="#ffbf00"/>
    </style:style>
    <style:style style:name="ce249" style:family="table-cell" style:parent-style-name="Default">
      <style:text-properties fo:color="#c9211e"/>
    </style:style>
    <style:style style:name="ce25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95"/>
        <table:table-column table:style-name="co1" table:number-columns-repeated="6" table:default-cell-style-name="Default"/>
        <table:table-column table:style-name="co1" table:default-cell-style-name="ce112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92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deltat</text:p>
          </table:table-cell>
          <table:table-cell table:style-name="ce97" office:value-type="string" calcext:value-type="string">
            <text:p>deltax</text:p>
          </table:table-cell>
          <table:table-cell table:style-name="ce103" office:value-type="string" calcext:value-type="string">
            <text:p>tf</text:p>
          </table:table-cell>
          <table:table-cell table:style-name="ce97" office:value-type="string" calcext:value-type="string">
            <text:p>SpaceAdapt</text:p>
          </table:table-cell>
          <table:table-cell table:style-name="ce97" office:value-type="string" calcext:value-type="string">
            <text:p>TolS</text:p>
          </table:table-cell>
          <table:table-cell table:style-name="ce109" office:value-type="string" calcext:value-type="string">
            <text:p>AMA_AnisoOrder</text:p>
          </table:table-cell>
          <table:table-cell table:style-name="ce114" office:value-type="string" calcext:value-type="string">
            <text:p>AMA_ProjN</text:p>
          </table:table-cell>
          <table:table-cell table:style-name="ce114" office:value-type="string" calcext:value-type="string">
            <text:p>AMA_ProjOrder</text:p>
          </table:table-cell>
          <table:table-cell table:style-name="ce97" office:value-type="string" calcext:value-type="string">
            <text:p>TimeAdapt</text:p>
          </table:table-cell>
          <table:table-cell table:style-name="ce97" office:value-type="string" calcext:value-type="string">
            <text:p>TolT</text:p>
          </table:table-cell>
          <table:table-cell table:style-name="ce97" office:value-type="string" calcext:value-type="string">
            <text:p>Deltat0</text:p>
          </table:table-cell>
          <table:table-cell table:style-name="ce119" office:value-type="string" calcext:value-type="string">
            <text:p>Deltat_SaveRes</text:p>
          </table:table-cell>
          <table:table-cell table:style-name="ce123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93" office:value-type="float" office:value="0.0112" calcext:value-type="float">
            <text:p>0.0112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93" office:value-type="float" office:value="0.00632" calcext:value-type="float">
            <text:p>0.00632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55" calcext:value-type="float">
            <text:p>0.00355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2" calcext:value-type="float">
            <text:p>0.0112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632" calcext:value-type="float">
            <text:p>0.00632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55" calcext:value-type="float">
            <text:p>0.00355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2" calcext:value-type="float">
            <text:p>0.0112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93" office:value-type="float" office:value="0.00632" calcext:value-type="float">
            <text:p>0.00632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55" calcext:value-type="float">
            <text:p>0.00355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1" calcext:value-type="float">
            <text:p>1.00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1" calcext:value-type="float">
            <text:p>1.00E-12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1" calcext:value-type="float">
            <text:p>1.00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1" calcext:value-type="float">
            <text:p>1.00E-12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1" calcext:value-type="float">
            <text:p>1.00E-13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01" calcext:value-type="float">
            <text:p>1.00E-1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1" calcext:value-type="float">
            <text:p>1.00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1" calcext:value-type="float">
            <text:p>1.00E-12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1" calcext:value-type="float">
            <text:p>1.00E-13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5" calcext:value-type="float">
            <text:p>0.05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01" calcext:value-type="float">
            <text:p>1.00E-1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359381366380463" calcext:value-type="float">
            <text:p>3.59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29154966501488" calcext:value-type="float">
            <text:p>1.29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464158883361278" calcext:value-type="float">
            <text:p>4.64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66810053720006" calcext:value-type="float">
            <text:p>1.67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599484250318941" calcext:value-type="float">
            <text:p>5.99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215443469003188" calcext:value-type="float">
            <text:p>2.15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774263682681127" calcext:value-type="float">
            <text:p>7.74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278255940220712" calcext:value-type="float">
            <text:p>2.78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66810053720006" calcext:value-type="float">
            <text:p>1.67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278255940220713" calcext:value-type="float">
            <text:p>2.78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464158883361278" calcext:value-type="float">
            <text:p>4.64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774263682681127" calcext:value-type="float">
            <text:p>7.74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29154966501488" calcext:value-type="float">
            <text:p>1.29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215443469003188" calcext:value-type="float">
            <text:p>2.15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359381366380462" calcext:value-type="float">
            <text:p>3.59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599484250318941" calcext:value-type="float">
            <text:p>5.99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1" calcext:value-type="float">
            <text:p>1.00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1" calcext:value-type="float">
            <text:p>1.00E-12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1" calcext:value-type="float">
            <text:p>1.00E-13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54852736536225" calcext:value-type="float">
            <text:p>0.0154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19896850063788" calcext:value-type="float">
            <text:p>0.0119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928317766722556" calcext:value-type="float">
            <text:p>0.0092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93" office:value-type="float" office:value="0.00718762732760925" calcext:value-type="float">
            <text:p>0.00719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56511880441425" calcext:value-type="float">
            <text:p>0.00557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430886938006377" calcext:value-type="float">
            <text:p>0.00431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333620107440012" calcext:value-type="float">
            <text:p>0.00334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8309933002977" calcext:value-type="float">
            <text:p>0.00258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" calcext:value-type="float">
            <text:p>0.002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0" calcext:value-type="float">
            <text:p>0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0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1.5" calcext:value-type="float">
            <text:p>1.5</text:p>
          </table:table-cell>
          <table:table-cell table:style-name="ce124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359381366380463" calcext:value-type="float">
            <text:p>3.59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29154966501488" calcext:value-type="float">
            <text:p>1.29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464158883361278" calcext:value-type="float">
            <text:p>4.64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66810053720006" calcext:value-type="float">
            <text:p>1.67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599484250318941" calcext:value-type="float">
            <text:p>5.99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215443469003188" calcext:value-type="float">
            <text:p>2.15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774263682681127" calcext:value-type="float">
            <text:p>7.74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278255940220712" calcext:value-type="float">
            <text:p>2.78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5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66810053720006" calcext:value-type="float">
            <text:p>1.67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278255940220713" calcext:value-type="float">
            <text:p>2.78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464158883361278" calcext:value-type="float">
            <text:p>4.64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774263682681127" calcext:value-type="float">
            <text:p>7.74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29154966501488" calcext:value-type="float">
            <text:p>1.29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215443469003188" calcext:value-type="float">
            <text:p>2.15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359381366380462" calcext:value-type="float">
            <text:p>3.59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599484250318941" calcext:value-type="float">
            <text:p>5.99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1" calcext:value-type="float">
            <text:p>1.00E-10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1" calcext:value-type="float">
            <text:p>1.00E-11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1" calcext:value-type="float">
            <text:p>1.00E-12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94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0" calcext:value-type="float">
            <text:p>0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00001" calcext:value-type="float">
            <text:p>1.00E-13</text:p>
          </table:table-cell>
          <table:table-cell table:style-name="ce111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1" office:value-type="float" office:value="1.5" calcext:value-type="float">
            <text:p>1.5</text:p>
          </table:table-cell>
          <table:table-cell table:style-name="ce124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" calcext:value-type="float">
            <text:p>0.0050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" calcext:value-type="float">
            <text:p>0.0025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" calcext:value-type="float">
            <text:p>0.0050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" calcext:value-type="float">
            <text:p>0.0025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93" office:value-type="float" office:value="0.02" calcext:value-type="float">
            <text:p>0.02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93" office:value-type="float" office:value="0.005" calcext:value-type="float">
            <text:p>0.0050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93" office:value-type="float" office:value="0.0025" calcext:value-type="float">
            <text:p>0.00250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5" calcext:value-type="float">
            <text:p>5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7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5" calcext:value-type="float">
            <text:p>5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5.5" calcext:value-type="float">
            <text:p>5.50E+00</text:p>
          </table:table-cell>
          <table:table-cell table:style-name="ce126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98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99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0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1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2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3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4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5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6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7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8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09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2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2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3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4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5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6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7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8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29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30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31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32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33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34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5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6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041" calcext:value-type="float">
            <text:p>4.10E-05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026" calcext:value-type="float">
            <text:p>2.60E-05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41" calcext:value-type="float">
            <text:p>4.1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26" calcext:value-type="float">
            <text:p>2.6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0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1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2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3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4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5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6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7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8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79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80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81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8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9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9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9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9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95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96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97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98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8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99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0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1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2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8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3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4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5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8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06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8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07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08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09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0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4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18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0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1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2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3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4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5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6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7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8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29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30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31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3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48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5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6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6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2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3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4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5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6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7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8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69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70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71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72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73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75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7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7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7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7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386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87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88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89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0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1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2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3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4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5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6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7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98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0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1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1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96"/>
          <table:table-cell table:style-name="ce100" table:number-columns-repeated="2"/>
          <table:table-cell table:style-name="ce102"/>
          <table:table-cell table:style-name="ce106"/>
          <table:table-cell table:style-name="ce100"/>
          <table:table-cell table:style-name="ce102"/>
          <table:table-cell table:style-name="ce113"/>
          <table:table-cell table:style-name="ce117" table:number-columns-repeated="2"/>
          <table:table-cell table:style-name="ce100"/>
          <table:table-cell table:style-name="ce102" table:number-columns-repeated="2"/>
          <table:table-cell table:style-name="ce122"/>
          <table:table-cell table:style-name="ce100" table:number-columns-repeated="1010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3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4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5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6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7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8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19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20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21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22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23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24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96"/>
          <table:table-cell table:style-name="ce100" table:number-columns-repeated="2"/>
          <table:table-cell table:style-name="ce102"/>
          <table:table-cell table:style-name="ce106"/>
          <table:table-cell table:style-name="ce100"/>
          <table:table-cell table:style-name="ce102"/>
          <table:table-cell table:style-name="ce113"/>
          <table:table-cell table:style-name="ce117" table:number-columns-repeated="2"/>
          <table:table-cell table:style-name="ce100"/>
          <table:table-cell table:style-name="ce102" table:number-columns-repeated="2"/>
          <table:table-cell table:style-name="ce122"/>
          <table:table-cell table:style-name="ce100"/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41" calcext:value-type="float">
            <text:p>4.1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26" calcext:value-type="float">
            <text:p>2.6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36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3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0" calcext:value-type="float">
            <text:p>0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4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5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6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6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6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6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.00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46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95"/>
        <table:table-column table:style-name="co1" table:number-columns-repeated="6" table:default-cell-style-name="Default"/>
        <table:table-column table:style-name="co1" table:default-cell-style-name="ce11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92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deltat</text:p>
          </table:table-cell>
          <table:table-cell table:style-name="ce97" office:value-type="string" calcext:value-type="string">
            <text:p>deltax</text:p>
          </table:table-cell>
          <table:table-cell table:style-name="ce103" office:value-type="string" calcext:value-type="string">
            <text:p>tf</text:p>
          </table:table-cell>
          <table:table-cell table:style-name="ce97" office:value-type="string" calcext:value-type="string">
            <text:p>SpaceAdapt</text:p>
          </table:table-cell>
          <table:table-cell table:style-name="ce97" office:value-type="string" calcext:value-type="string">
            <text:p>TolS</text:p>
          </table:table-cell>
          <table:table-cell table:style-name="ce109" office:value-type="string" calcext:value-type="string">
            <text:p>AMA_AnisoOrder</text:p>
          </table:table-cell>
          <table:table-cell table:style-name="ce114" office:value-type="string" calcext:value-type="string">
            <text:p>AMA_ProjN</text:p>
          </table:table-cell>
          <table:table-cell table:style-name="ce114" office:value-type="string" calcext:value-type="string">
            <text:p>AMA_ProjOrder</text:p>
          </table:table-cell>
          <table:table-cell table:style-name="ce97" office:value-type="string" calcext:value-type="string">
            <text:p>TimeAdapt</text:p>
          </table:table-cell>
          <table:table-cell table:style-name="ce97" office:value-type="string" calcext:value-type="string">
            <text:p>TolT</text:p>
          </table:table-cell>
          <table:table-cell table:style-name="ce97" office:value-type="string" calcext:value-type="string">
            <text:p>Deltat0</text:p>
          </table:table-cell>
          <table:table-cell table:style-name="ce119" office:value-type="string" calcext:value-type="string">
            <text:p>Deltat_SaveRes</text:p>
          </table:table-cell>
          <table:table-cell table:style-name="ce123" office:value-type="string" calcext:value-type="string">
            <text:p>SC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2]*0.01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3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4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5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6]*0.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7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8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9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0]*0.01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1]*0.01" office:value-type="float" office:value="0.00000001" calcext:value-type="float">
            <text:p>1.00E-08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2]*0.01" office:value-type="float" office:value="0.000000001" calcext:value-type="float">
            <text:p>1.00E-09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8" table:formula="of:=[.G13]*0.01" office:value-type="float" office:value="0.0000000001" calcext:value-type="float">
            <text:p>1.00E-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4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5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6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7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8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19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0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5" calcext:value-type="float">
            <text:p>5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1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6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4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93" office:value-type="float" office:value="0.1" calcext:value-type="float">
            <text:p>0.10000</text:p>
          </table:table-cell>
          <table:table-cell table:style-name="ce99" office:value-type="float" office:value="8" calcext:value-type="float">
            <text:p>8</text:p>
          </table:table-cell>
          <table:table-cell table:style-name="ce98" office:value-type="float" office:value="0.2" calcext:value-type="float">
            <text:p>0.2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table:formula="of:=[.G25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1" office:value-type="float" office:value="5.5" calcext:value-type="float">
            <text:p>5.5</text:p>
          </table:table-cell>
          <table:table-cell table:style-name="ce127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0" office:value-type="float" office:value="5.5" calcext:value-type="float">
            <text:p>5.5</text:p>
          </table:table-cell>
          <table:table-cell table:style-name="ce126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93" office:value-type="float" office:value="0.01" calcext:value-type="float">
            <text:p>0.0100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1" calcext:value-type="float">
            <text:p>0.01</text:p>
          </table:table-cell>
          <table:table-cell table:style-name="ce101" office:value-type="float" office:value="0.1" calcext:value-type="float">
            <text:p>1.00E-01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0" office:value-type="float" office:value="5.5" calcext:value-type="float">
            <text:p>5.5</text:p>
          </table:table-cell>
          <table:table-cell table:style-name="ce127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31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33"/>
        <table:table-column table:style-name="co1" table:default-cell-style-name="ce100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1" calcext:value-type="float">
            <text:p>1.00E-02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4" calcext:value-type="float">
            <text:p>30034</text:p>
          </table:table-cell>
          <table:table-cell table:style-name="ce100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5" calcext:value-type="float">
            <text:p>30035</text:p>
          </table:table-cell>
          <table:table-cell table:style-name="ce100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6" calcext:value-type="float">
            <text:p>3003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7" calcext:value-type="float">
            <text:p>3003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8" calcext:value-type="float">
            <text:p>3003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1" calcext:value-type="float">
            <text:p>1.00E-02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39" calcext:value-type="float">
            <text:p>30039</text:p>
          </table:table-cell>
          <table:table-cell table:style-name="ce100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0" calcext:value-type="float">
            <text:p>30040</text:p>
          </table:table-cell>
          <table:table-cell table:style-name="ce100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1" calcext:value-type="float">
            <text:p>3004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2" calcext:value-type="float">
            <text:p>3004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3" calcext:value-type="float">
            <text:p>3004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office:value-type="float" office:value="30044" calcext:value-type="float">
            <text:p>30044</text:p>
          </table:table-cell>
          <table:table-cell table:style-name="ce100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office:value-type="float" office:value="30045" calcext:value-type="float">
            <text:p>3004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office:value-type="float" office:value="30046" calcext:value-type="float">
            <text:p>3004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office:value-type="float" office:value="30047" calcext:value-type="float">
            <text:p>3004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1" calcext:value-type="float">
            <text:p>1.00E-02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8" calcext:value-type="float">
            <text:p>30048</text:p>
          </table:table-cell>
          <table:table-cell table:style-name="ce100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1" calcext:value-type="float">
            <text:p>1.00E-02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3" calcext:value-type="float">
            <text:p>30053</text:p>
          </table:table-cell>
          <table:table-cell table:style-name="ce135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4" calcext:value-type="float">
            <text:p>30054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5" calcext:value-type="float">
            <text:p>30055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6" calcext:value-type="float">
            <text:p>30056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01" calcext:value-type="float">
            <text:p>0.01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7" calcext:value-type="float">
            <text:p>30057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1" calcext:value-type="float">
            <text:p>1.00E-02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8" calcext:value-type="float">
            <text:p>30058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59" calcext:value-type="float">
            <text:p>30059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60" calcext:value-type="float">
            <text:p>30060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61" calcext:value-type="float">
            <text:p>30061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62" calcext:value-type="float">
            <text:p>30062</text:p>
          </table:table-cell>
          <table:table-cell table:style-name="ce135"/>
          <table:table-cell table:number-columns-repeated="3"/>
        </table:table-row>
        <table:table-row table:style-name="ro1">
          <table:table-cell table:style-name="ce100" table:number-columns-repeated="2"/>
          <table:table-cell table:style-name="ce102"/>
          <table:table-cell table:style-name="ce106"/>
          <table:table-cell table:style-name="ce100"/>
          <table:table-cell table:style-name="ce102"/>
          <table:table-cell table:style-name="ce100"/>
          <table:table-cell table:style-name="ce102" table:number-columns-repeated="2"/>
          <table:table-cell table:style-name="ce117"/>
          <table:table-cell/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63" calcext:value-type="float">
            <text:p>30063</text:p>
          </table:table-cell>
          <table:table-cell table:style-name="ce100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64" calcext:value-type="float">
            <text:p>3006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65" calcext:value-type="float">
            <text:p>3006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66" calcext:value-type="float">
            <text:p>3006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67" calcext:value-type="float">
            <text:p>3006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68" calcext:value-type="float">
            <text:p>3006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69" calcext:value-type="float">
            <text:p>3006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70" calcext:value-type="float">
            <text:p>3007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71" calcext:value-type="float">
            <text:p>3007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72" calcext:value-type="float">
            <text:p>3007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73" calcext:value-type="float">
            <text:p>3007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74" calcext:value-type="float">
            <text:p>3007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table:number-columns-repeated="2"/>
          <table:table-cell table:style-name="ce102"/>
          <table:table-cell table:style-name="ce106"/>
          <table:table-cell table:style-name="ce100"/>
          <table:table-cell table:style-name="ce102"/>
          <table:table-cell table:style-name="ce100"/>
          <table:table-cell table:style-name="ce102" table:number-columns-repeated="2"/>
          <table:table-cell table:style-name="ce117"/>
          <table:table-cell/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75" calcext:value-type="float">
            <text:p>30075</text:p>
          </table:table-cell>
          <table:table-cell table:style-name="ce100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76" calcext:value-type="float">
            <text:p>3007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77" calcext:value-type="float">
            <text:p>3007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78" calcext:value-type="float">
            <text:p>3007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79" calcext:value-type="float">
            <text:p>3007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80" calcext:value-type="float">
            <text:p>3008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81" calcext:value-type="float">
            <text:p>3008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82" calcext:value-type="float">
            <text:p>3008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/>
          <table:table-cell table:style-name="ce126" office:value-type="float" office:value="30083" calcext:value-type="float">
            <text:p>3008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/>
          <table:table-cell table:style-name="ce126" office:value-type="float" office:value="30084" calcext:value-type="float">
            <text:p>3008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/>
          <table:table-cell table:style-name="ce126" office:value-type="float" office:value="30085" calcext:value-type="float">
            <text:p>3008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/>
          <table:table-cell table:style-name="ce126" office:value-type="float" office:value="30086" calcext:value-type="float">
            <text:p>3008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table:number-columns-repeated="2"/>
          <table:table-cell table:style-name="ce102"/>
          <table:table-cell table:style-name="ce106"/>
          <table:table-cell table:style-name="ce100"/>
          <table:table-cell table:style-name="ce102"/>
          <table:table-cell table:style-name="ce100"/>
          <table:table-cell table:style-name="ce102" table:number-columns-repeated="2"/>
          <table:table-cell table:style-name="ce117"/>
          <table:table-cell/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87" calcext:value-type="float">
            <text:p>30087</text:p>
          </table:table-cell>
          <table:table-cell table:style-name="ce100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89" calcext:value-type="float">
            <text:p>3008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0" calcext:value-type="float">
            <text:p>3009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1" calcext:value-type="float">
            <text:p>3009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2" calcext:value-type="float">
            <text:p>3009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3" calcext:value-type="float">
            <text:p>3009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4" calcext:value-type="float">
            <text:p>3009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5" calcext:value-type="float">
            <text:p>3009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6" calcext:value-type="float">
            <text:p>3009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7" calcext:value-type="float">
            <text:p>3009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8" calcext:value-type="float">
            <text:p>3009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099" calcext:value-type="float">
            <text:p>3009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00" calcext:value-type="float">
            <text:p>3010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01" calcext:value-type="float">
            <text:p>3010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2" calcext:value-type="float">
            <text:p>3010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3" calcext:value-type="float">
            <text:p>3010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4" calcext:value-type="float">
            <text:p>3010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5" calcext:value-type="float">
            <text:p>3010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6" calcext:value-type="float">
            <text:p>3010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7" calcext:value-type="float">
            <text:p>3010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8" calcext:value-type="float">
            <text:p>3010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09" calcext:value-type="float">
            <text:p>3010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0" calcext:value-type="float">
            <text:p>3011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1" calcext:value-type="float">
            <text:p>3011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2" calcext:value-type="float">
            <text:p>3011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3" calcext:value-type="float">
            <text:p>3011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4" calcext:value-type="float">
            <text:p>3011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5" calcext:value-type="float">
            <text:p>3011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16" calcext:value-type="float">
            <text:p>3011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17" calcext:value-type="float">
            <text:p>3011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18" calcext:value-type="float">
            <text:p>3011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19" calcext:value-type="float">
            <text:p>3011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0" calcext:value-type="float">
            <text:p>3012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1" calcext:value-type="float">
            <text:p>3012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2" calcext:value-type="float">
            <text:p>3012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3" calcext:value-type="float">
            <text:p>3012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4" calcext:value-type="float">
            <text:p>3012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5" calcext:value-type="float">
            <text:p>3012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6" calcext:value-type="float">
            <text:p>3012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1" calcext:value-type="float">
            <text:p>1.00E-03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7" calcext:value-type="float">
            <text:p>3012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8" calcext:value-type="float">
            <text:p>3012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29" calcext:value-type="float">
            <text:p>3012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30" calcext:value-type="float">
            <text:p>3013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01" calcext:value-type="float">
            <text:p>1.00E-09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31" calcext:value-type="float">
            <text:p>3013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29" table:number-columns-repeated="2"/>
          <table:table-cell table:style-name="ce130"/>
          <table:table-cell table:style-name="ce132"/>
          <table:table-cell table:style-name="ce129"/>
          <table:table-cell table:style-name="ce130"/>
          <table:table-cell table:style-name="ce129"/>
          <table:table-cell table:style-name="ce130" table:number-columns-repeated="2"/>
          <table:table-cell table:style-name="ce134"/>
          <table:table-cell table:style-name="ce129"/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2" calcext:value-type="float">
            <text:p>30132</text:p>
          </table:table-cell>
          <table:table-cell table:style-name="ce100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4" calcext:value-type="float">
            <text:p>3013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5" calcext:value-type="float">
            <text:p>3013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6" calcext:value-type="float">
            <text:p>3013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7" calcext:value-type="float">
            <text:p>3013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8" calcext:value-type="float">
            <text:p>3013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39" calcext:value-type="float">
            <text:p>3013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0" calcext:value-type="float">
            <text:p>3014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1" calcext:value-type="float">
            <text:p>3014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2" calcext:value-type="float">
            <text:p>3014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3" calcext:value-type="float">
            <text:p>3014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4" calcext:value-type="float">
            <text:p>3014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5" calcext:value-type="float">
            <text:p>3014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0146" calcext:value-type="float">
            <text:p>30146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47" calcext:value-type="float">
            <text:p>30147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48" calcext:value-type="float">
            <text:p>30148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49" calcext:value-type="float">
            <text:p>30149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0" calcext:value-type="float">
            <text:p>30150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1" calcext:value-type="float">
            <text:p>30151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2" calcext:value-type="float">
            <text:p>30152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3" calcext:value-type="float">
            <text:p>30153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4" calcext:value-type="float">
            <text:p>30154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5" calcext:value-type="float">
            <text:p>30155</text:p>
          </table:table-cell>
          <table:table-cell table:style-name="ce100"/>
          <table:table-cell table:number-columns-repeated="3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1" calcext:value-type="float">
            <text:p>1.00E-0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1" calcext:value-type="float">
            <text:p>1.00E-02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1" calcext:value-type="float">
            <text:p>1.00E-0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1" calcext:value-type="float">
            <text:p>1.00E-03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1" calcext:value-type="float">
            <text:p>1.00E-06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1" calcext:value-type="float">
            <text:p>1.00E-04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1" calcext:value-type="float">
            <text:p>1.00E-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1" calcext:value-type="float">
            <text:p>1.00E-05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00" office:value-type="float" office:value="0.2" calcext:value-type="float">
            <text:p>0.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0.1" calcext:value-type="float">
            <text:p>0.1</text:p>
          </table:table-cell>
          <table:table-cell table:style-name="ce106" office:value-type="float" office:value="10" calcext:value-type="float">
            <text:p>10.0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0.00000001" calcext:value-type="float">
            <text:p>1.00E-08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2" office:value-type="float" office:value="0.000001" calcext:value-type="float">
            <text:p>1.00E-06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31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33"/>
        <table:table-column table:style-name="co1" table:number-columns-repeated="3" table:default-cell-style-name="Default"/>
        <table:table-column table:style-name="co6" table:default-cell-style-name="ce150"/>
        <table:table-column table:style-name="co1" table:default-cell-style-name="ce150"/>
        <table:table-column table:style-name="co1" table:default-cell-style-name="ce100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98" office:value-type="float" office:value="0.01" calcext:value-type="float">
            <text:p>0.0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98" office:value-type="float" office:value="0.0085" calcext:value-type="float">
            <text:p>0.008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98" office:value-type="float" office:value="0.0071" calcext:value-type="float">
            <text:p>0.007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98" office:value-type="float" office:value="0.0059" calcext:value-type="float">
            <text:p>0.005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98" office:value-type="float" office:value="0.005" calcext:value-type="float">
            <text:p>0.0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98" office:value-type="float" office:value="0.01" calcext:value-type="float">
            <text:p>0.0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98" office:value-type="float" office:value="0.0085" calcext:value-type="float">
            <text:p>0.0085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98" office:value-type="float" office:value="0.0071" calcext:value-type="float">
            <text:p>0.007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98" office:value-type="float" office:value="0.0059" calcext:value-type="float">
            <text:p>0.005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98" office:value-type="float" office:value="0.005" calcext:value-type="float">
            <text:p>0.005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98" office:value-type="float" office:value="0.01" calcext:value-type="float">
            <text:p>0.0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98" office:value-type="float" office:value="0.0085" calcext:value-type="float">
            <text:p>0.008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98" office:value-type="float" office:value="0.0071" calcext:value-type="float">
            <text:p>0.007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98" office:value-type="float" office:value="0.0059" calcext:value-type="float">
            <text:p>0.005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98" office:value-type="float" office:value="0.005" calcext:value-type="float">
            <text:p>0.00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2" calcext:value-type="float">
            <text:p>0.02</text:p>
          </table:table-cell>
          <table:table-cell table:style-name="ce104" office:value-type="float" office:value="1" calcext:value-type="float">
            <text:p>1.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float" office:value="0.00000005" calcext:value-type="float">
            <text:p>5.00E-08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1"/>
          <table:table-cell table:style-name="ce124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31" calcext:value-type="float">
            <text:p>3.1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1" calcext:value-type="float">
            <text:p>3.1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31" calcext:value-type="float">
            <text:p>3.1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1" calcext:value-type="float">
            <text:p>3.1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31" calcext:value-type="float">
            <text:p>3.1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1" calcext:value-type="float">
            <text:p>3.1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99" office:value-type="float" office:value="0.02" calcext:value-type="float">
            <text:p>0.0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.02" calcext:value-type="float">
            <text:p>0.02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4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8"/>
          <table:table-cell table:number-columns-repeated="3"/>
          <table:table-cell table:style-name="ce118" table:number-columns-repeated="2"/>
          <table:table-cell table:number-columns-repeated="7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6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137" office:value-type="float" office:value="0.01" calcext:value-type="float">
            <text:p>0.01</text:p>
          </table:table-cell>
          <table:table-cell table:style-name="ce137" office:value-type="float" office:value="8" calcext:value-type="float">
            <text:p>8</text:p>
          </table:table-cell>
          <table:table-cell table:style-name="ce141" office:value-type="float" office:value="0.001" calcext:value-type="float">
            <text:p>1.00E-03</text:p>
          </table:table-cell>
          <table:table-cell table:style-name="ce144" office:value-type="float" office:value="1" calcext:value-type="float">
            <text:p>1.0</text:p>
          </table:table-cell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0.000001" calcext:value-type="float">
            <text:p>1.00E-06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2" calcext:value-type="float">
            <text:p>22</text:p>
          </table:table-cell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0.000001" calcext:value-type="float">
            <text:p>1.00E-06</text:p>
          </table:table-cell>
          <table:table-cell table:style-name="ce141" office:value-type="float" office:value="0.0001" calcext:value-type="float">
            <text:p>1.00E-04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4"/>
          <table:table-cell table:style-name="ce158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" calcext:value-type="float">
            <text:p>2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" calcext:value-type="float">
            <text:p>2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" calcext:value-type="float">
            <text:p>2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" calcext:value-type="float">
            <text:p>2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2" calcext:value-type="float">
            <text:p>3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2" calcext:value-type="float">
            <text:p>3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2" calcext:value-type="float">
            <text:p>3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2" calcext:value-type="float">
            <text:p>3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4" calcext:value-type="float">
            <text:p>44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4" calcext:value-type="float">
            <text:p>44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4" calcext:value-type="float">
            <text:p>44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4" calcext:value-type="float">
            <text:p>44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9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46" calcext:value-type="float">
            <text:p>4.6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21" calcext:value-type="float">
            <text:p>2.1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9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7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6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1" calcext:value-type="float">
            <text:p>1.00E-02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21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9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6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56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1" calcext:value-type="float">
            <text:p>1.00E-0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1" calcext:value-type="float">
            <text:p>1.00E-0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8" calcext:value-type="float">
            <text:p>8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1" calcext:value-type="float">
            <text:p>1.00E-0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8" calcext:value-type="float">
            <text:p>8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126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3" calcext:value-type="float">
            <text:p>3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126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1" calcext:value-type="float">
            <text:p>1.00E-04</text:p>
          </table:table-cell>
          <table:table-cell table:style-name="ce153" office:value-type="float" office:value="1.5" calcext:value-type="float">
            <text:p>1.500</text:p>
          </table:table-cell>
          <table:table-cell table:style-name="ce153"/>
          <table:table-cell table:style-name="ce21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52"/>
          <table:table-cell table:style-name="ce21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53" office:value-type="float" office:value="0.02" calcext:value-type="float">
            <text:p>0.020</text:p>
          </table:table-cell>
          <table:table-cell table:style-name="ce153"/>
          <table:table-cell table:style-name="ce156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40" office:value-type="float" office:value="0.000001" calcext:value-type="float">
            <text:p>1.00E-06</text:p>
          </table:table-cell>
          <table:table-cell table:style-name="ce153" office:value-type="float" office:value="0.333" calcext:value-type="float">
            <text:p>0.333</text:p>
          </table:table-cell>
          <table:table-cell table:style-name="ce153"/>
          <table:table-cell table:style-name="ce21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333" calcext:value-type="float">
            <text:p>0.333</text:p>
          </table:table-cell>
          <table:table-cell table:style-name="ce152"/>
          <table:table-cell table:style-name="ce21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53" office:value-type="float" office:value="0.1" calcext:value-type="float">
            <text:p>0.100</text:p>
          </table:table-cell>
          <table:table-cell table:style-name="ce153"/>
          <table:table-cell table:style-name="ce21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2" calcext:value-type="float">
            <text:p>2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53" office:value-type="float" office:value="0.1" calcext:value-type="float">
            <text:p>0.100</text:p>
          </table:table-cell>
          <table:table-cell table:style-name="ce153"/>
          <table:table-cell table:style-name="ce156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136" office:value-type="float" office:value="0.01" calcext:value-type="float">
            <text:p>0.01</text:p>
          </table:table-cell>
          <table:table-cell table:style-name="ce136" office:value-type="float" office:value="8" calcext:value-type="float">
            <text:p>8</text:p>
          </table:table-cell>
          <table:table-cell table:style-name="ce140" office:value-type="float" office:value="0.001" calcext:value-type="float">
            <text:p>1.00E-03</text:p>
          </table:table-cell>
          <table:table-cell table:style-name="ce143" office:value-type="float" office:value="1" calcext:value-type="float">
            <text:p>1.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.0001" calcext:value-type="float">
            <text:p>1.00E-04</text:p>
          </table:table-cell>
          <table:table-cell table:style-name="ce140" office:value-type="float" office:value="0.000001" calcext:value-type="float">
            <text:p>1.00E-06</text:p>
          </table:table-cell>
          <table:table-cell table:style-name="ce153" office:value-type="float" office:value="0.1" calcext:value-type="float">
            <text:p>0.100</text:p>
          </table:table-cell>
          <table:table-cell table:style-name="ce153"/>
          <table:table-cell table:style-name="ce156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1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5" office:value-type="float" office:value="1" calcext:value-type="float">
            <text:p>1.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0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52"/>
          <table:table-cell table:style-name="ce22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5" office:value-type="float" office:value="0.1" calcext:value-type="float">
            <text:p>0.10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6" office:value-type="float" office:value="0.005" calcext:value-type="float">
            <text:p>0.005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6" office:value-type="float" office:value="0.005" calcext:value-type="float">
            <text:p>0.005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16" office:value-type="float" office:value="0" calcext:value-type="float">
            <text:p>0</text:p>
          </table:table-cell>
          <table:table-cell table:style-name="ce21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5" office:value-type="float" office:value="0.1" calcext:value-type="float">
            <text:p>0.100</text:p>
          </table:table-cell>
          <table:table-cell table:style-name="ce149" office:value-type="float" office:value="1" calcext:value-type="float">
            <text:p>1</text:p>
          </table:table-cell>
          <table:table-cell table:style-name="ce21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6" office:value-type="float" office:value="0.005" calcext:value-type="float">
            <text:p>0.005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16" office:value-type="float" office:value="0" calcext:value-type="float">
            <text:p>0</text:p>
          </table:table-cell>
          <table:table-cell table:style-name="ce21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6" office:value-type="float" office:value="0.005" calcext:value-type="float">
            <text:p>0.005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5" office:value-type="float" office:value="0.005" calcext:value-type="float">
            <text:p>0.005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5" calcext:value-type="float">
            <text:p>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6" calcext:value-type="float">
            <text:p>16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5" office:value-type="float" office:value="0.005" calcext:value-type="float">
            <text:p>0.005</text:p>
          </table:table-cell>
          <table:table-cell table:style-name="ce116" office:value-type="float" office:value="0" calcext:value-type="float">
            <text:p>0</text:p>
          </table:table-cell>
          <table:table-cell table:style-name="ce21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9" office:value-type="float" office:value="1" calcext:value-type="float">
            <text:p>1</text:p>
          </table:table-cell>
          <table:table-cell table:style-name="ce21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42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5" office:value-type="float" office:value="0.005" calcext:value-type="float">
            <text:p>0.005</text:p>
          </table:table-cell>
          <table:table-cell table:style-name="ce116" office:value-type="float" office:value="0" calcext:value-type="float">
            <text:p>0</text:p>
          </table:table-cell>
          <table:table-cell table:style-name="ce21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2" calcext:value-type="float">
            <text:p>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9" office:value-type="float" office:value="1" calcext:value-type="float">
            <text:p>1</text:p>
          </table:table-cell>
          <table:table-cell table:style-name="ce21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5" office:value-type="float" office:value="0.01" calcext:value-type="float">
            <text:p>0.010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21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5" calcext:value-type="float">
            <text:p>5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2" calcext:value-type="float">
            <text:p>2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</text:p>
          </table:table-cell>
          <table:table-cell table:style-name="ce21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139" office:value-type="float" office:value="0.01" calcext:value-type="float">
            <text:p>0.01</text:p>
          </table:table-cell>
          <table:table-cell table:style-name="ce139" office:value-type="float" office:value="8" calcext:value-type="float">
            <text:p>8</text:p>
          </table:table-cell>
          <table:table-cell table:style-name="ce142" office:value-type="float" office:value="0.001" calcext:value-type="float">
            <text:p>1.00E-03</text:p>
          </table:table-cell>
          <table:table-cell table:style-name="ce145" office:value-type="float" office:value="0.1" calcext:value-type="float">
            <text:p>0.100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42" office:value-type="float" office:value="0.000001" calcext:value-type="float">
            <text:p>1.00E-06</text:p>
          </table:table-cell>
          <table:table-cell table:style-name="ce152" office:value-type="float" office:value="0.02" calcext:value-type="float">
            <text:p>0.020</text:p>
          </table:table-cell>
          <table:table-cell table:style-name="ce149" office:value-type="float" office:value="2" calcext:value-type="float">
            <text:p>2</text:p>
          </table:table-cell>
          <table:table-cell table:style-name="ce21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00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3" calcext:value-type="float">
            <text:p>40013</text:p>
          </table:table-cell>
          <table:table-cell table:style-name="ce135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4" calcext:value-type="float">
            <text:p>40014</text:p>
          </table:table-cell>
          <table:table-cell table:style-name="ce135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5" calcext:value-type="float">
            <text:p>40015</text:p>
          </table:table-cell>
          <table:table-cell table:style-name="ce135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20" calcext:value-type="float">
            <text:p>40020</text:p>
          </table:table-cell>
          <table:table-cell table:style-name="ce135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21" calcext:value-type="float">
            <text:p>40021</text:p>
          </table:table-cell>
          <table:table-cell table:style-name="ce135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6" office:value-type="float" office:value="40022" calcext:value-type="float">
            <text:p>40022</text:p>
          </table:table-cell>
          <table:table-cell table:style-name="ce135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/>
          <table:table-cell table:style-name="ce127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33" office:value-type="float" office:value="0" calcext:value-type="float">
            <text:p>0</text:p>
          </table:table-cell>
          <table:table-cell table:style-name="ce126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33" office:value-type="float" office:value="1" calcext:value-type="float">
            <text:p>1</text:p>
          </table:table-cell>
          <table:table-cell table:style-name="ce126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33" office:value-type="float" office:value="0" calcext:value-type="float">
            <text:p>0</text:p>
          </table:table-cell>
          <table:table-cell table:style-name="ce126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33" office:value-type="float" office:value="1" calcext:value-type="float">
            <text:p>1</text:p>
          </table:table-cell>
          <table:table-cell table:style-name="ce126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33" office:value-type="float" office:value="1" calcext:value-type="float">
            <text:p>1</text:p>
          </table:table-cell>
          <table:table-cell table:style-name="ce126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18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22"/>
        <table:table-column table:style-name="co1" table:number-columns-repeated="6" table:default-cell-style-name="Default"/>
        <table:table-column table:style-name="co7" table:default-cell-style-name="ce229"/>
        <table:table-column table:style-name="co1" table:number-columns-repeated="3" table:default-cell-style-name="Default"/>
        <table:table-row table:style-name="ro1">
          <table:table-cell table:style-name="ce221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SpaceAdapt</text:p>
          </table:table-cell>
          <table:table-cell table:style-name="ce97" office:value-type="string" calcext:value-type="string">
            <text:p>TolS</text:p>
          </table:table-cell>
          <table:table-cell table:style-name="ce97" office:value-type="string" calcext:value-type="string">
            <text:p>TimeAdapt</text:p>
          </table:table-cell>
          <table:table-cell table:style-name="ce97" office:value-type="string" calcext:value-type="string">
            <text:p>TolT</text:p>
          </table:table-cell>
          <table:table-cell table:style-name="ce97" office:value-type="string" calcext:value-type="string">
            <text:p>Deltat0</text:p>
          </table:table-cell>
          <table:table-cell table:style-name="ce119" office:value-type="string" calcext:value-type="string">
            <text:p>Deltat_SaveRes</text:p>
          </table:table-cell>
          <table:table-cell table:style-name="ce123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23" office:value-type="float" office:value="0.1" calcext:value-type="float">
            <text:p>0.100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1" calcext:value-type="float">
            <text:p>1.00E-03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30"/>
          <table:table-cell table:style-name="ce156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/>
          <table:table-cell table:style-name="ce156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/>
          <table:table-cell table:style-name="ce126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/>
          <table:table-cell table:style-name="ce126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01" calcext:value-type="float">
            <text:p>1.00E-10</text:p>
          </table:table-cell>
          <table:table-cell table:style-name="ce118" office:value-type="float" office:value="0.000001" calcext:value-type="float">
            <text:p>1.00E-06</text:p>
          </table:table-cell>
          <table:table-cell/>
          <table:table-cell table:style-name="ce126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00001" calcext:value-type="float">
            <text:p>1.00E-08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30"/>
          <table:table-cell table:style-name="ce231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21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1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156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23" office:value-type="float" office:value="0.1" calcext:value-type="float">
            <text:p>0.100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1" calcext:value-type="float">
            <text:p>1.00E-03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156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26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26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26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21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005" calcext:value-type="float">
            <text:p>5.00E-06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00001" calcext:value-type="float">
            <text:p>1.00E-08</text:p>
          </table:table-cell>
          <table:table-cell table:style-name="ce227" office:value-type="float" office:value="0.000005" calcext:value-type="float">
            <text:p>5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156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23"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21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7" calcext:value-type="float">
            <text:p>50097</text:p>
          </table:table-cell>
          <table:table-cell table:style-name="ce233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8" calcext:value-type="float">
            <text:p>50098</text:p>
          </table:table-cell>
          <table:table-cell table:style-name="ce234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.000000001" calcext:value-type="float">
            <text:p>1.00E-09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5" office:value-type="float" office:value="0" calcext:value-type="float">
            <text:p>0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21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35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32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24" office:value-type="float" office:value="2" calcext:value-type="float">
            <text:p>2</text:p>
          </table:table-cell>
          <table:table-cell table:style-name="ce225" office:value-type="float" office:value="0" calcext:value-type="float">
            <text:p>0</text:p>
          </table:table-cell>
          <table:table-cell table:style-name="ce227" office:value-type="float" office:value="0.0001" calcext:value-type="float">
            <text:p>1.00E-04</text:p>
          </table:table-cell>
          <table:table-cell table:style-name="ce224"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227" office:value-type="float" office:value="0.000001" calcext:value-type="float">
            <text:p>1.00E-06</text:p>
          </table:table-cell>
          <table:table-cell table:style-name="ce230" office:value-type="float" office:value="15" calcext:value-type="float">
            <text:p>15.0</text:p>
          </table:table-cell>
          <table:table-cell table:style-name="ce21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0" calcext:value-type="float">
            <text:p>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2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1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38"/>
        <table:table-column table:style-name="co1" table:number-columns-repeated="6" table:default-cell-style-name="Default"/>
        <table:table-column table:style-name="co1" table:number-columns-repeated="2" table:default-cell-style-name="ce118"/>
        <table:table-column table:style-name="co1" table:default-cell-style-name="Default"/>
        <table:table-column table:style-name="co1" table:default-cell-style-name="ce100"/>
        <table:table-column table:style-name="co1" table:default-cell-style-name="Default"/>
        <table:table-row table:style-name="ro1">
          <table:table-cell table:style-name="ce237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epsilon</text:p>
          </table:table-cell>
          <table:table-cell table:style-name="ce97" office:value-type="string" calcext:value-type="string">
            <text:p>nu</text:p>
          </table:table-cell>
          <table:table-cell table:style-name="ce97" office:value-type="string" calcext:value-type="string">
            <text:p>DT</text:p>
          </table:table-cell>
          <table:table-cell table:style-name="ce97" office:value-type="string" calcext:value-type="string">
            <text:p>TolS</text:p>
          </table:table-cell>
          <table:table-cell table:style-name="ce97" office:value-type="string" calcext:value-type="string">
            <text:p>TolT</text:p>
          </table:table-cell>
          <table:table-cell table:style-name="ce243" office:value-type="string" calcext:value-type="string">
            <text:p>epsilon0</text:p>
          </table:table-cell>
          <table:table-cell table:style-name="ce243" office:value-type="string" calcext:value-type="string">
            <text:p>t_epsilon</text:p>
          </table:table-cell>
          <table:table-cell table:style-name="ce123" office:value-type="string" calcext:value-type="string">
            <text:p>SC</text:p>
          </table:table-cell>
          <table:table-cell table:style-name="ce123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6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6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6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number-columns-repeated="2"/>
          <table:table-cell table:style-name="ce127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number-columns-repeated="2"/>
          <table:table-cell table:style-name="ce127" office:value-type="float" office:value="60010" calcext:value-type="float">
            <text:p>60010</text:p>
          </table:table-cell>
          <table:table-cell/>
          <table:table-cell table:style-name="ce24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/>
          <table:table-cell table:style-name="ce127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26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26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27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27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27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26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26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26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45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45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45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45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45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45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45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38"/>
        <table:table-column table:style-name="co1" table:number-columns-repeated="10" table:default-cell-style-name="Default"/>
        <table:table-row table:style-name="ro1">
          <table:table-cell table:style-name="ce237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delta0</text:p>
          </table:table-cell>
          <table:table-cell table:style-name="ce97" office:value-type="string" calcext:value-type="string">
            <text:p>epsilon</text:p>
          </table:table-cell>
          <table:table-cell table:style-name="ce97" office:value-type="string" calcext:value-type="string">
            <text:p>nu</text:p>
          </table:table-cell>
          <table:table-cell table:style-name="ce97" office:value-type="string" calcext:value-type="string">
            <text:p>beta</text:p>
          </table:table-cell>
          <table:table-cell table:style-name="ce97" office:value-type="string" calcext:value-type="string">
            <text:p>DT</text:p>
          </table:table-cell>
          <table:table-cell table:style-name="ce97" office:value-type="string" calcext:value-type="string">
            <text:p>TolS</text:p>
          </table:table-cell>
          <table:table-cell table:style-name="ce97" office:value-type="string" calcext:value-type="string">
            <text:p>TolT</text:p>
          </table:table-cell>
          <table:table-cell table:style-name="ce123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1" calcext:value-type="float">
            <text:p>1.00E-03</text:p>
          </table:table-cell>
          <table:table-cell table:style-name="ce118" office:value-type="float" office:value="0.00066666666" calcext:value-type="float">
            <text:p>6.67E-04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667" calcext:value-type="float">
            <text:p>6.67E-04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6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6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7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7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7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" calcext:value-type="float">
            <text:p>0.00E+00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7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7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26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number-columns-repeated="3" table:style-name="ce118" office:value-type="float" office:value="0" calcext:value-type="float">
            <text:p>0.00E+00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25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38"/>
        <table:table-column table:style-name="co1" table:number-columns-repeated="10" table:default-cell-style-name="Default"/>
        <table:table-row table:style-name="ro1">
          <table:table-cell table:style-name="ce237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delta0</text:p>
          </table:table-cell>
          <table:table-cell table:style-name="ce97" office:value-type="string" calcext:value-type="string">
            <text:p>epsilon</text:p>
          </table:table-cell>
          <table:table-cell table:style-name="ce97" office:value-type="string" calcext:value-type="string">
            <text:p>TolS</text:p>
          </table:table-cell>
          <table:table-cell table:style-name="ce97" office:value-type="string" calcext:value-type="string">
            <text:p>TolT</text:p>
          </table:table-cell>
          <table:table-cell table:style-name="ce123" office:value-type="string" calcext:value-type="string">
            <text:p>Deltat_SaveRes</text:p>
          </table:table-cell>
          <table:table-cell table:style-name="ce123" office:value-type="string" calcext:value-type="string">
            <text:p>PostAdapt</text:p>
          </table:table-cell>
          <table:table-cell table:style-name="ce123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1" calcext:value-type="float">
            <text:p>1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6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7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18" office:value-type="float" office:value="0.001" calcext:value-type="float">
            <text:p>1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6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6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6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003" calcext:value-type="float">
            <text:p>3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7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6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0" table:number-columns-repeated="2"/>
          <table:table-cell table:style-name="ce127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06" office:value-type="float" office:value="10" calcext:value-type="float">
            <text:p>10.0</text:p>
          </table:table-cell>
          <table:table-cell table:style-name="ce106"/>
          <table:table-cell table:style-name="ce127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06" office:value-type="float" office:value="10" calcext:value-type="float">
            <text:p>10.0</text:p>
          </table:table-cell>
          <table:table-cell table:style-name="ce106"/>
          <table:table-cell table:style-name="ce127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6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6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0007" calcext:value-type="float">
            <text:p>7.00E-06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2" calcext:value-type="float">
            <text:p>2.00E-03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/>
          <table:table-cell table:style-name="ce127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0" office:value-type="float" office:value="0.1" calcext:value-type="float">
            <text:p>0.1</text:p>
          </table:table-cell>
          <table:table-cell table:style-name="ce100"/>
          <table:table-cell table:style-name="ce126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6" calcext:value-type="float">
            <text:p>6.00E-0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0" office:value-type="float" office:value="0.1" calcext:value-type="float">
            <text:p>0.1</text:p>
          </table:table-cell>
          <table:table-cell table:style-name="ce100"/>
          <table:table-cell table:style-name="ce127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27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6" calcext:value-type="float">
            <text:p>6.00E-05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1" calcext:value-type="float">
            <text:p>1.00E-03</text:p>
          </table:table-cell>
          <table:table-cell table:style-name="ce100" office:value-type="float" office:value="0.1" calcext:value-type="float">
            <text:p>0.1</text:p>
          </table:table-cell>
          <table:table-cell table:style-name="ce100"/>
          <table:table-cell table:style-name="ce126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26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27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05" calcext:value-type="float">
            <text:p>5.00E-06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0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3" calcext:value-type="float">
            <text:p>3.00E-05</text:p>
          </table:table-cell>
          <table:table-cell table:style-name="ce118" office:value-type="float" office:value="0.00005" calcext:value-type="float">
            <text:p>5.00E-05</text:p>
          </table:table-cell>
          <table:table-cell table:style-name="ce118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38"/>
        <table:table-column table:style-name="co1" table:number-columns-repeated="7" table:default-cell-style-name="Default"/>
        <table:table-row table:style-name="ro1">
          <table:table-cell table:style-name="ce237" office:value-type="string" calcext:value-type="string">
            <text:p>hp0</text:p>
          </table:table-cell>
          <table:table-cell table:style-name="ce97" office:value-type="string" calcext:value-type="string">
            <text:p>FesOrder</text:p>
          </table:table-cell>
          <table:table-cell table:style-name="ce97" office:value-type="string" calcext:value-type="string">
            <text:p>delta0</text:p>
          </table:table-cell>
          <table:table-cell table:style-name="ce97" office:value-type="string" calcext:value-type="string">
            <text:p>epsilon</text:p>
          </table:table-cell>
          <table:table-cell table:style-name="ce97" office:value-type="string" calcext:value-type="string">
            <text:p>TolS</text:p>
          </table:table-cell>
          <table:table-cell table:style-name="ce97" office:value-type="string" calcext:value-type="string">
            <text:p>TolT</text:p>
          </table:table-cell>
          <table:table-cell table:style-name="ce123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8" office:value-type="float" office:value="0.0001" calcext:value-type="float">
            <text:p>1.00E-04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number-columns-repeated="2"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1" calcext:value-type="float">
            <text:p>1.00E-06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6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01" calcext:value-type="float">
            <text:p>1.00E-07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7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18" office:value-type="float" office:value="0.00000001" calcext:value-type="float">
            <text:p>1.00E-08</text:p>
          </table:table-cell>
          <table:table-cell table:style-name="ce118" office:value-type="float" office:value="0.00001" calcext:value-type="float">
            <text:p>1.00E-05</text:p>
          </table:table-cell>
          <table:table-cell table:style-name="ce118" office:value-type="float" office:value="0.0001" calcext:value-type="float">
            <text:p>1.00E-04</text:p>
          </table:table-cell>
          <table:table-cell table:style-name="ce127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31"/>
        <table:table-column table:style-name="co1" table:default-cell-style-name="Default"/>
        <table:table-column table:style-name="co1" table:default-cell-style-name="ce238"/>
        <table:table-column table:style-name="co1" table:number-columns-repeated="2" table:default-cell-style-name="Default"/>
        <table:table-row table:style-name="ro1">
          <table:table-cell table:style-name="ce97" office:value-type="string" calcext:value-type="string">
            <text:p>FesOrder</text:p>
          </table:table-cell>
          <table:table-cell table:style-name="ce103" office:value-type="string" calcext:value-type="string">
            <text:p>tf</text:p>
          </table:table-cell>
          <table:table-cell table:style-name="ce103" office:value-type="string" calcext:value-type="string">
            <text:p>q</text:p>
          </table:table-cell>
          <table:table-cell table:style-name="ce103" office:value-type="string" calcext:value-type="string">
            <text:p>beta</text:p>
          </table:table-cell>
          <table:table-cell table:style-name="ce103" office:value-type="string" calcext:value-type="string">
            <text:p>ML</text:p>
          </table:table-cell>
          <table:table-cell table:style-name="ce97" office:value-type="string" calcext:value-type="string">
            <text:p>epsilon</text:p>
          </table:table-cell>
          <table:table-cell table:style-name="ce237" office:value-type="string" calcext:value-type="string">
            <text:p>Lx</text:p>
          </table:table-cell>
          <table:table-cell table:style-name="ce123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1" calcext:value-type="float">
            <text:p>100001</text:p>
          </table:table-cell>
          <table:table-cell table:style-name="ce24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18"/>
          <table:table-cell/>
          <table:table-cell table:style-name="ce100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18" office:value-type="float" office:value="0.01" calcext:value-type="float">
            <text:p>1.00E-02</text:p>
          </table:table-cell>
          <table:table-cell/>
          <table:table-cell table:style-name="ce126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26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26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45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45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18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26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0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0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18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0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1"/>
        <table:table-column table:style-name="co1" table:default-cell-style-name="ce112"/>
        <table:table-column table:style-name="co1" table:default-cell-style-name="Default"/>
        <table:table-column table:style-name="co1" table:default-cell-style-name="ce162"/>
        <table:table-column table:style-name="co1" table:default-cell-style-name="ce100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97" office:value-type="string" calcext:value-type="string">
            <text:p>FesOrder</text:p>
          </table:table-cell>
          <table:table-cell table:style-name="ce103" office:value-type="string" calcext:value-type="string">
            <text:p>tf</text:p>
          </table:table-cell>
          <table:table-cell table:style-name="ce103" office:value-type="string" calcext:value-type="string">
            <text:p>xend</text:p>
          </table:table-cell>
          <table:table-cell table:style-name="ce109" office:value-type="string" calcext:value-type="string">
            <text:p>SolitonId</text:p>
          </table:table-cell>
          <table:table-cell table:style-name="ce97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23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26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26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26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26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26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26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26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26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26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26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26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26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26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26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27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5" calcext:value-type="float">
            <text:p>5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26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5" calcext:value-type="float">
            <text:p>5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26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5" calcext:value-type="float">
            <text:p>5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6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5" calcext:value-type="float">
            <text:p>5</text:p>
          </table:table-cell>
          <table:table-cell table:style-name="ce101" office:value-type="float" office:value="0.0000001" calcext:value-type="float">
            <text:p>1.00E-07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6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5" calcext:value-type="float">
            <text:p>5</text:p>
          </table:table-cell>
          <table:table-cell table:style-name="ce101" office:value-type="float" office:value="0.00000001" calcext:value-type="float">
            <text:p>1.00E-08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26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10" calcext:value-type="float">
            <text:p>1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26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10" calcext:value-type="float">
            <text:p>10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26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10" calcext:value-type="float">
            <text:p>10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6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10" calcext:value-type="float">
            <text:p>10</text:p>
          </table:table-cell>
          <table:table-cell table:style-name="ce101" office:value-type="float" office:value="0.0000001" calcext:value-type="float">
            <text:p>1.00E-07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6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10" calcext:value-type="float">
            <text:p>10</text:p>
          </table:table-cell>
          <table:table-cell table:style-name="ce101" office:value-type="float" office:value="0.00000001" calcext:value-type="float">
            <text:p>1.00E-08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26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30" calcext:value-type="float">
            <text:p>30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01" office:value-type="float" office:value="0.01" calcext:value-type="float">
            <text:p>1.00E-02</text:p>
          </table:table-cell>
          <table:table-cell table:style-name="ce126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30" calcext:value-type="float">
            <text:p>30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01" office:value-type="float" office:value="0.001" calcext:value-type="float">
            <text:p>1.00E-03</text:p>
          </table:table-cell>
          <table:table-cell table:style-name="ce126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30" calcext:value-type="float">
            <text:p>30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01" office:value-type="float" office:value="0.0001" calcext:value-type="float">
            <text:p>1.00E-04</text:p>
          </table:table-cell>
          <table:table-cell table:style-name="ce126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30" calcext:value-type="float">
            <text:p>30</text:p>
          </table:table-cell>
          <table:table-cell table:style-name="ce101" office:value-type="float" office:value="0.0000001" calcext:value-type="float">
            <text:p>1.00E-07</text:p>
          </table:table-cell>
          <table:table-cell table:style-name="ce101" office:value-type="float" office:value="0.00001" calcext:value-type="float">
            <text:p>1.00E-05</text:p>
          </table:table-cell>
          <table:table-cell table:style-name="ce127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55" calcext:value-type="float">
            <text:p>55.0</text:p>
          </table:table-cell>
          <table:table-cell table:style-name="ce110" office:value-type="float" office:value="30" calcext:value-type="float">
            <text:p>30</text:p>
          </table:table-cell>
          <table:table-cell table:style-name="ce101" office:value-type="float" office:value="0.00000001" calcext:value-type="float">
            <text:p>1.00E-08</text:p>
          </table:table-cell>
          <table:table-cell table:style-name="ce101" office:value-type="float" office:value="0.000001" calcext:value-type="float">
            <text:p>1.00E-06</text:p>
          </table:table-cell>
          <table:table-cell table:style-name="ce127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118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118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3:27:49.070848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9T13:28:14.878316412</dc:date>
    <meta:editing-duration>P33DT14H47M39S</meta:editing-duration>
    <meta:editing-cycles>530</meta:editing-cycles>
    <meta:generator>LibreOffice/6.4.7.2$Linux_X86_64 LibreOffice_project/40$Build-2</meta:generator>
    <dc:creator>Manuel Colera Rico</dc:creator>
    <meta:document-statistic meta:table-count="12" meta:cell-count="14247" meta:object-count="0"/>
  </office:meta>
</office:document-meta>
</file>